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E9300000DF400000DF48D65BF1F5E5162F6.svg" manifest:media-type="image/svg+xml"/>
  <manifest:file-entry manifest:full-path="Pictures/100006D500003AFF00006292A5ED9706451DCEBD.svg" manifest:media-type="image/svg+xml"/>
  <manifest:file-entry manifest:full-path="Pictures/100007E40000B1400000E49EAE339B77B1D5BF66.svg" manifest:media-type="image/svg+xml"/>
  <manifest:file-entry manifest:full-path="Pictures/10000201000002230000039259EE650ECBA26350.png" manifest:media-type="image/png"/>
  <manifest:file-entry manifest:full-path="Pictures/1000020100000087000000877246CE686F4A8C7E.png" manifest:media-type="image/png"/>
  <manifest:file-entry manifest:full-path="Pictures/100002010000026F000003237EDD2996055A8600.png" manifest:media-type="image/png"/>
  <manifest:file-entry manifest:full-path="Pictures/10000201000002230000039240F2587D6FCF01DC.png" manifest:media-type="image/png"/>
  <manifest:file-entry manifest:full-path="Pictures/100006FB00003AFF00006292BEBAB07E2A33FBE7.svg" manifest:media-type="image/svg+xml"/>
  <manifest:file-entry manifest:full-path="Pictures/1000070100003AFF00006292E558E563B2D8BB94.svg" manifest:media-type="image/svg+xml"/>
  <manifest:file-entry manifest:full-path="Pictures/10000201000002230000039252EBD1C22AFFB05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g>
          <draw:g>
            <draw:frame draw:style-name="gr1" draw:text-style-name="P1" draw:layer="layout" svg:width="3.571cm" svg:height="3.565cm" svg:x="0cm" svg:y="4.536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0.613cm" svg:y="8.22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  <draw:frame draw:style-name="gr1" draw:text-style-name="P1" draw:layer="layout" svg:width="3.571cm" svg:height="3.565cm" svg:x="0.001cm" svg:y="4.537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0.614cm" svg:y="8.221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</draw:g>
          <draw:g>
            <draw:frame draw:style-name="gr1" draw:text-style-name="P1" draw:layer="layout" svg:width="3.571cm" svg:height="3.565cm" svg:x="5.477cm" svg:y="4.536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6.09cm" svg:y="8.22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  <draw:frame draw:style-name="gr1" draw:text-style-name="P1" draw:layer="layout" svg:width="3.571cm" svg:height="3.565cm" svg:x="5.478cm" svg:y="4.537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6.091cm" svg:y="8.221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</draw:g>
          <draw:g>
            <draw:frame draw:style-name="gr1" draw:text-style-name="P1" draw:layer="layout" svg:width="3.571cm" svg:height="3.565cm" svg:x="10.954cm" svg:y="4.536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11.567cm" svg:y="8.22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  <draw:frame draw:style-name="gr1" draw:text-style-name="P1" draw:layer="layout" svg:width="3.571cm" svg:height="3.565cm" svg:x="10.955cm" svg:y="4.537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11.568cm" svg:y="8.221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</draw:g>
          <draw:g>
            <draw:frame draw:style-name="gr1" draw:text-style-name="P1" draw:layer="layout" svg:width="3.571cm" svg:height="3.565cm" svg:x="16.431cm" svg:y="4.536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17.044cm" svg:y="8.22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  <draw:frame draw:style-name="gr1" draw:text-style-name="P1" draw:layer="layout" svg:width="3.571cm" svg:height="3.565cm" svg:x="16.432cm" svg:y="4.537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17.045cm" svg:y="8.221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</draw:g>
        </draw:g>
        <draw:g>
          <draw:frame draw:style-name="gr1" draw:text-style-name="P1" draw:layer="layout" svg:width="1.49cm" svg:height="2.506cm" svg:x="10.261cm" svg:y="0cm">
            <draw:image xlink:href="Pictures/100006D500003AFF00006292A5ED9706451DCEBD.svg" xlink:type="simple" xlink:show="embed" xlink:actuate="onLoad" draw:mime-type="image/svg+xml">
              <text:p/>
            </draw:image>
            <draw:image xlink:href="Pictures/10000201000002230000039240F2587D6FCF01DC.png" xlink:type="simple" xlink:show="embed" xlink:actuate="onLoad" draw:mime-type="image/png"/>
          </draw:frame>
          <draw:frame draw:style-name="gr1" draw:text-style-name="P1" draw:layer="layout" svg:width="1.49cm" svg:height="2.496cm" svg:x="6.751cm" svg:y="0.01cm">
            <draw:image xlink:href="Pictures/100006FB00003AFF00006292BEBAB07E2A33FBE7.svg" xlink:type="simple" xlink:show="embed" xlink:actuate="onLoad" draw:mime-type="image/svg+xml">
              <text:p/>
            </draw:image>
            <draw:image xlink:href="Pictures/10000201000002230000039259EE650ECBA26350.png" xlink:type="simple" xlink:show="embed" xlink:actuate="onLoad" draw:mime-type="image/png"/>
          </draw:frame>
          <draw:frame draw:style-name="gr1" draw:text-style-name="P1" draw:layer="layout" svg:width="1.496cm" svg:height="2.496cm" svg:x="8.255cm" svg:y="0.01cm">
            <draw:image xlink:href="Pictures/1000070100003AFF00006292E558E563B2D8BB94.svg" xlink:type="simple" xlink:show="embed" xlink:actuate="onLoad" draw:mime-type="image/svg+xml">
              <text:p/>
            </draw:image>
            <draw:image xlink:href="Pictures/10000201000002230000039252EBD1C22AFFB051.png" xlink:type="simple" xlink:show="embed" xlink:actuate="onLoad" draw:mime-type="image/png"/>
          </draw:frame>
          <draw:frame draw:style-name="gr1" draw:text-style-name="P1" draw:layer="layout" svg:width="1.49cm" svg:height="2.506cm" svg:x="11.761cm" svg:y="0.01cm">
            <draw:image xlink:href="Pictures/100006D500003AFF00006292A5ED9706451DCEBD.svg" xlink:type="simple" xlink:show="embed" xlink:actuate="onLoad" draw:mime-type="image/svg+xml">
              <text:p/>
            </draw:image>
            <draw:image xlink:href="Pictures/10000201000002230000039240F2587D6FCF01DC.png" xlink:type="simple" xlink:show="embed" xlink:actuate="onLoad" draw:mime-type="image/png"/>
          </draw:frame>
        </draw:g>
        <draw:g>
          <draw:g>
            <draw:frame draw:style-name="gr1" draw:text-style-name="P1" draw:layer="layout" svg:width="3.571cm" svg:height="3.565cm" svg:x="0.001cm" svg:y="4.536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0.614cm" svg:y="8.22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  <draw:frame draw:style-name="gr1" draw:text-style-name="P1" draw:layer="layout" svg:width="3.571cm" svg:height="3.565cm" svg:x="0.002cm" svg:y="4.537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0.615cm" svg:y="8.221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</draw:g>
          <draw:g>
            <draw:frame draw:style-name="gr1" draw:text-style-name="P1" draw:layer="layout" svg:width="3.571cm" svg:height="3.565cm" svg:x="5.478cm" svg:y="4.536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6.091cm" svg:y="8.22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  <draw:frame draw:style-name="gr1" draw:text-style-name="P1" draw:layer="layout" svg:width="3.571cm" svg:height="3.565cm" svg:x="5.479cm" svg:y="4.537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6.092cm" svg:y="8.221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</draw:g>
          <draw:g>
            <draw:frame draw:style-name="gr1" draw:text-style-name="P1" draw:layer="layout" svg:width="3.571cm" svg:height="3.565cm" svg:x="10.955cm" svg:y="4.536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11.568cm" svg:y="8.22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  <draw:frame draw:style-name="gr1" draw:text-style-name="P1" draw:layer="layout" svg:width="3.571cm" svg:height="3.565cm" svg:x="10.956cm" svg:y="4.537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11.569cm" svg:y="8.221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</draw:g>
          <draw:g>
            <draw:frame draw:style-name="gr1" draw:text-style-name="P1" draw:layer="layout" svg:width="3.571cm" svg:height="3.565cm" svg:x="16.432cm" svg:y="4.536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17.045cm" svg:y="8.22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  <draw:frame draw:style-name="gr1" draw:text-style-name="P1" draw:layer="layout" svg:width="3.571cm" svg:height="3.565cm" svg:x="16.433cm" svg:y="4.537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17.046cm" svg:y="8.221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</draw:g>
        </draw:g>
        <draw:g>
          <draw:frame draw:style-name="gr1" draw:text-style-name="P1" draw:layer="layout" svg:width="1.49cm" svg:height="2.506cm" svg:x="10.262cm" svg:y="0cm">
            <draw:image xlink:href="Pictures/100006D500003AFF00006292A5ED9706451DCEBD.svg" xlink:type="simple" xlink:show="embed" xlink:actuate="onLoad" draw:mime-type="image/svg+xml">
              <text:p/>
            </draw:image>
            <draw:image xlink:href="Pictures/10000201000002230000039240F2587D6FCF01DC.png" xlink:type="simple" xlink:show="embed" xlink:actuate="onLoad" draw:mime-type="image/png"/>
          </draw:frame>
          <draw:frame draw:style-name="gr1" draw:text-style-name="P1" draw:layer="layout" svg:width="1.49cm" svg:height="2.496cm" svg:x="6.752cm" svg:y="0.01cm">
            <draw:image xlink:href="Pictures/100006FB00003AFF00006292BEBAB07E2A33FBE7.svg" xlink:type="simple" xlink:show="embed" xlink:actuate="onLoad" draw:mime-type="image/svg+xml">
              <text:p/>
            </draw:image>
            <draw:image xlink:href="Pictures/10000201000002230000039259EE650ECBA26350.png" xlink:type="simple" xlink:show="embed" xlink:actuate="onLoad" draw:mime-type="image/png"/>
          </draw:frame>
          <draw:frame draw:style-name="gr1" draw:text-style-name="P1" draw:layer="layout" svg:width="1.496cm" svg:height="2.496cm" svg:x="8.256cm" svg:y="0.01cm">
            <draw:image xlink:href="Pictures/1000070100003AFF00006292E558E563B2D8BB94.svg" xlink:type="simple" xlink:show="embed" xlink:actuate="onLoad" draw:mime-type="image/svg+xml">
              <text:p/>
            </draw:image>
            <draw:image xlink:href="Pictures/10000201000002230000039252EBD1C22AFFB051.png" xlink:type="simple" xlink:show="embed" xlink:actuate="onLoad" draw:mime-type="image/png"/>
          </draw:frame>
          <draw:frame draw:style-name="gr1" draw:text-style-name="P1" draw:layer="layout" svg:width="1.49cm" svg:height="2.506cm" svg:x="11.762cm" svg:y="0.01cm">
            <draw:image xlink:href="Pictures/100006D500003AFF00006292A5ED9706451DCEBD.svg" xlink:type="simple" xlink:show="embed" xlink:actuate="onLoad" draw:mime-type="image/svg+xml">
              <text:p/>
            </draw:image>
            <draw:image xlink:href="Pictures/10000201000002230000039240F2587D6FCF01DC.png" xlink:type="simple" xlink:show="embed" xlink:actuate="onLoad" draw:mime-type="image/png"/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1.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31T13:57:36.305000000</meta:creation-date>
    <dc:date>2021-12-31T14:02:37.115000000</dc:date>
    <meta:editing-duration>PT5M3S</meta:editing-duration>
    <meta:editing-cycles>1</meta:editing-cycles>
    <meta:document-statistic meta:object-count="52"/>
    <meta:generator>LibreOffice/7.1.6.2$Windows_X86_64 LibreOffice_project/0e133318fcee89abacd6a7d077e292f1145735c3</meta:generator>
  </office:meta>
</office:document-meta>
</file>